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normal" officeooo:rsid="0004053b" officeooo:paragraph-rsid="0004053b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normal" officeooo:rsid="0004053b" officeooo:paragraph-rsid="0007581c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text-underline-style="solid" style:text-underline-width="auto" style:text-underline-color="font-color" fo:font-weight="normal" officeooo:rsid="0004053b" officeooo:paragraph-rsid="000b1a83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bold" officeooo:rsid="000fc72a" officeooo:paragraph-rsid="000fc72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1422b6" officeooo:paragraph-rsid="001422b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language="zxx" fo:country="none" fo:font-weight="bold" officeooo:rsid="00009319" officeooo:paragraph-rsid="00009319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009319" officeooo:paragraph-rsid="00009319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04053b" officeooo:paragraph-rsid="0004053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09319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22398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1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22398" officeooo:paragraph-rsid="0002239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2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4053b" officeooo:paragraph-rsid="0004053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3" style:family="paragraph" style:parent-style-name="Standard">
      <style:text-properties fo:font-size="15pt" fo:language="zxx" fo:country="none" fo:font-weight="normal" officeooo:rsid="0004053b" officeooo:paragraph-rsid="0004053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4" style:family="paragraph" style:parent-style-name="Standard">
      <style:text-properties fo:font-size="15pt" fo:language="zxx" fo:country="none" fo:font-weight="normal" officeooo:rsid="00009319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5" style:family="paragraph" style:parent-style-name="Standard">
      <style:text-properties fo:font-size="15pt" fo:language="zxx" fo:country="none" fo:font-weight="normal" officeooo:rsid="00009319" officeooo:paragraph-rsid="0002239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16" style:family="paragraph" style:parent-style-name="Standard">
      <style:text-properties fo:font-size="15pt" style:text-underline-style="none" fo:font-weight="bold" officeooo:rsid="0005cdb8" officeooo:paragraph-rsid="0005cdb8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none" fo:font-weight="normal" officeooo:rsid="0005cdb8" officeooo:paragraph-rsid="0005cdb8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style:text-underline-style="none" fo:font-weight="normal" officeooo:rsid="0005cdb8" officeooo:paragraph-rsid="000619da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style:text-underline-style="none" fo:font-weight="normal" officeooo:rsid="0004053b" officeooo:paragraph-rsid="0004053b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5pt" fo:language="zxx" fo:country="none" fo:font-weight="normal" officeooo:rsid="00009319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1" style:family="paragraph" style:parent-style-name="Standard">
      <style:paragraph-properties>
        <style:tab-stops>
          <style:tab-stop style:position="10.8cm"/>
        </style:tab-stops>
      </style:paragraph-properties>
      <style:text-properties fo:font-size="15pt" fo:language="zxx" fo:country="none" fo:font-weight="normal" officeooo:rsid="00009319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2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009319" officeooo:paragraph-rsid="00009319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3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04053b" officeooo:paragraph-rsid="0004053b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4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05cdb8" officeooo:paragraph-rsid="0005cdb8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5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0619da" officeooo:paragraph-rsid="000619da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6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09319" officeooo:paragraph-rsid="00009319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7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4053b" officeooo:paragraph-rsid="0007581c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8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4053b" officeooo:paragraph-rsid="0004053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29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4053b" officeooo:paragraph-rsid="0016b690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0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619da" officeooo:paragraph-rsid="000619da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1" style:family="paragraph" style:parent-style-name="Standard">
      <style:text-properties fo:font-size="15pt" fo:language="zxx" fo:country="none" style:text-underline-style="solid" style:text-underline-width="auto" style:text-underline-color="font-color" fo:font-weight="normal" officeooo:rsid="00022398" officeooo:paragraph-rsid="0002239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2" style:family="paragraph" style:parent-style-name="Standard">
      <style:text-properties fo:font-size="15pt" fo:language="zxx" fo:country="none" style:text-underline-style="none" fo:font-weight="normal" officeooo:rsid="00022398" officeooo:paragraph-rsid="0002239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3" style:family="paragraph" style:parent-style-name="Standard">
      <style:text-properties fo:font-size="15pt" fo:language="zxx" fo:country="none" style:text-underline-style="none" fo:font-weight="normal" officeooo:rsid="0004053b" officeooo:paragraph-rsid="0004053b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4" style:family="paragraph" style:parent-style-name="Standard">
      <style:text-properties fo:font-size="15pt" fo:language="zxx" fo:country="none" style:text-underline-style="none" fo:font-weight="normal" officeooo:rsid="0004053b" officeooo:paragraph-rsid="0002239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5" style:family="paragraph" style:parent-style-name="Standard">
      <style:text-properties fo:font-size="15pt" fo:language="zxx" fo:country="none" style:text-underline-style="none" fo:font-weight="normal" officeooo:rsid="0005cdb8" officeooo:paragraph-rsid="0005cdb8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6" style:family="paragraph" style:parent-style-name="Standard">
      <style:text-properties fo:font-size="15pt" fo:language="zxx" fo:country="none" style:text-underline-style="none" fo:font-weight="normal" officeooo:rsid="000619da" officeooo:paragraph-rsid="000619da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7" style:family="paragraph" style:parent-style-name="Standard">
      <style:text-properties fo:font-size="15pt" fo:language="zxx" fo:country="none" style:text-underline-style="none" fo:font-weight="normal" officeooo:rsid="000fc72a" officeooo:paragraph-rsid="000fc72a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8" style:family="paragraph" style:parent-style-name="Standard">
      <style:text-properties fo:font-size="15pt" fo:language="zxx" fo:country="none" style:text-underline-style="none" fo:font-weight="normal" officeooo:rsid="00115524" officeooo:paragraph-rsid="000fc72a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P39" style:family="paragraph" style:parent-style-name="Standard">
      <style:text-properties fo:font-size="15pt" style:text-underline-style="solid" style:text-underline-width="auto" style:text-underline-color="font-color" fo:font-weight="bold" officeooo:rsid="000fc72a" officeooo:paragraph-rsid="000619da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2398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2239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4053b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officeooo:rsid="0005cdb8"/>
    </style:style>
    <style:style style:name="T9" style:family="text">
      <style:text-properties style:text-underline-style="none" officeooo:rsid="0007581c"/>
    </style:style>
    <style:style style:name="T10" style:family="text">
      <style:text-properties style:text-underline-style="none" officeooo:rsid="0012682c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fo:language="zxx" fo:country="none" officeooo:rsid="000619da" style:language-asian="zxx" style:country-asian="none" style:language-complex="zxx" style:country-complex="none"/>
    </style:style>
    <style:style style:name="T13" style:family="text">
      <style:text-properties fo:language="zxx" fo:country="none" officeooo:rsid="0004053b" style:language-asian="zxx" style:country-asian="none" style:language-complex="zxx" style:country-complex="none"/>
    </style:style>
    <style:style style:name="T14" style:family="text">
      <style:text-properties fo:language="zxx" fo:country="none" officeooo:rsid="000b1a83" style:language-asian="zxx" style:country-asian="none" style:language-complex="zxx" style:country-complex="none"/>
    </style:style>
    <style:style style:name="T15" style:family="text">
      <style:text-properties fo:language="zxx" fo:country="none" officeooo:rsid="000db85e" style:language-asian="zxx" style:country-asian="none" style:language-complex="zxx" style:country-complex="none"/>
    </style:style>
    <style:style style:name="T16" style:family="text">
      <style:text-properties fo:language="zxx" fo:country="none" officeooo:rsid="000fc72a" style:language-asian="zxx" style:country-asian="none" style:language-complex="zxx" style:country-complex="none"/>
    </style:style>
    <style:style style:name="T17" style:family="text">
      <style:text-properties fo:language="zxx" fo:country="none" style:text-underline-style="none" style:language-asian="zxx" style:country-asian="none" style:language-complex="zxx" style:country-complex="none"/>
    </style:style>
    <style:style style:name="T18" style:family="text">
      <style:text-properties fo:language="zxx" fo:country="none" style:text-underline-style="none" officeooo:rsid="0005cdb8" style:language-asian="zxx" style:country-asian="none" style:language-complex="zxx" style:country-complex="none"/>
    </style:style>
    <style:style style:name="T19" style:family="text">
      <style:text-properties fo:language="zxx" fo:country="none" style:text-underline-style="none" officeooo:rsid="000619da" style:language-asian="zxx" style:country-asian="none" style:language-complex="zxx" style:country-complex="none"/>
    </style:style>
    <style:style style:name="T20" style:family="text">
      <style:text-properties fo:language="zxx" fo:country="none" style:text-underline-style="none" officeooo:rsid="0007581c" style:language-asian="zxx" style:country-asian="none" style:language-complex="zxx" style:country-complex="none"/>
    </style:style>
    <style:style style:name="T21" style:family="text">
      <style:text-properties fo:language="zxx" fo:country="none" style:text-underline-style="none" officeooo:rsid="000b1a83" style:language-asian="zxx" style:country-asian="none" style:language-complex="zxx" style:country-complex="none"/>
    </style:style>
    <style:style style:name="T22" style:family="text">
      <style:text-properties fo:language="zxx" fo:country="none" style:text-underline-style="none" officeooo:rsid="000cccb6" style:language-asian="zxx" style:country-asian="none" style:language-complex="zxx" style:country-complex="none"/>
    </style:style>
    <style:style style:name="T23" style:family="text">
      <style:text-properties fo:language="zxx" fo:country="none" style:text-underline-style="none" officeooo:rsid="0012682c" style:language-asian="zxx" style:country-asian="none" style:language-complex="zxx" style:country-complex="none"/>
    </style:style>
    <style:style style:name="T24" style:family="text">
      <style:text-properties fo:language="zxx" fo:country="none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language="zxx" fo:country="none" style:text-underline-style="none" fo:font-weight="normal" officeooo:rsid="00115524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fo:language="zxx" fo:country="none" style:text-underline-style="none" fo:font-weight="normal" officeooo:rsid="00125c82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language="zxx" fo:country="none" style:text-underline-style="none" fo:font-weight="normal" officeooo:rsid="0004053b" style:language-asian="zxx" style:country-asian="none" style:font-weight-asian="normal" style:language-complex="zxx" style:country-complex="none" style:font-weight-complex="normal"/>
    </style:style>
    <style:style style:name="T28" style:family="text">
      <style:text-properties fo:language="zxx" fo:country="none" style:text-underline-style="none" fo:font-weight="normal" officeooo:rsid="001422b6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0" style:family="text">
      <style:text-properties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31" style:family="text">
      <style:text-properties fo:language="zxx" fo:country="none" style:text-underline-style="solid" style:text-underline-width="auto" style:text-underline-color="font-color" officeooo:rsid="000619da" style:language-asian="zxx" style:country-asian="none" style:language-complex="zxx" style:country-complex="none"/>
    </style:style>
    <style:style style:name="T32" style:family="text">
      <style:text-properties fo:language="zxx" fo:country="none" style:text-underline-style="solid" style:text-underline-width="auto" style:text-underline-color="font-color" officeooo:rsid="000ea1dc" style:language-asian="zxx" style:country-asian="none" style:language-complex="zxx" style:country-complex="none"/>
    </style:style>
    <style:style style:name="T33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34" style:family="text">
      <style:text-properties style:text-line-through-style="none" style:text-line-through-type="none" officeooo:rsid="000fc7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Fonction</text:span><text:span text:style-name="T5"> fin_de_jeu</text:span><text:span text:style-name="T1">() : </text:span><text:span text:style-name="T2">Entier</text:span></text:p>
      <text:p text:style-name="P14"/>
      <text:p text:style-name="P7">Variables :</text:p>
      <text:p text:style-name="P6"/>
      <text:p text:style-name="P13">C, L, D1, D2 : Entiers</text:p>
      <text:p text:style-name="P13"/>
      <text:p text:style-name="P7">Début :</text:p>
      <text:p text:style-name="P7"/>
      <text:p text:style-name="P14">C ← colonne()</text:p>
      <text:p text:style-name="P14"><text:span text:style-name="T3">Si</text:span> C = 1 <text:span text:style-name="T3">alors</text:span></text:p>
      <text:p text:style-name="P14"><text:tab/>retourner(1)</text:p>
      <text:p text:style-name="P21"><text:span text:style-name="T3">Sinon si</text:span> C = 2 <text:span text:style-name="T3">alors</text:span></text:p>
      <text:p text:style-name="P14"><text:tab/>retourner(2)</text:p>
      <text:p text:style-name="P9">Fin si</text:p>
      <text:p text:style-name="P9"/>
      <text:p text:style-name="P15">L ← ligne()</text:p>
      <text:p text:style-name="P14"><text:span text:style-name="T3">Si</text:span> L = 1 <text:span text:style-name="T3">alors</text:span></text:p>
      <text:p text:style-name="P14"><text:tab/>retourner(1)</text:p>
      <text:p text:style-name="P14"><text:span text:style-name="T3">Sinon si</text:span> L = 2 <text:span text:style-name="T3">alors</text:span></text:p>
      <text:p text:style-name="P14"><text:tab/>retourner(2)</text:p>
      <text:p text:style-name="P9">Fin si</text:p>
      <text:p text:style-name="P9"/>
      <text:p text:style-name="P15">D1 ← diagonale_gauche()</text:p>
      <text:p text:style-name="P14"><text:span text:style-name="T3">Si</text:span> D1 = 1 <text:span text:style-name="T3">alors</text:span></text:p>
      <text:p text:style-name="P14"><text:tab/>retourner(1)</text:p>
      <text:p text:style-name="P14"><text:span text:style-name="T3">Sinon si</text:span> D1 = 2 <text:span text:style-name="T3">alors</text:span></text:p>
      <text:p text:style-name="P14"><text:tab/>retourner(2)</text:p>
      <text:p text:style-name="P9">Fin si</text:p>
      <text:p text:style-name="P9"/>
      <text:p text:style-name="P15"><text:span text:style-name="T4">D2</text:span> ← <text:span text:style-name="T4">diagonale_droite</text:span>()</text:p>
      <text:p text:style-name="P14"><text:span text:style-name="T3">Si</text:span> <text:span text:style-name="T4">D2</text:span> = 1 <text:span text:style-name="T3">alors</text:span></text:p>
      <text:p text:style-name="P14"><text:tab/>retourner(1)</text:p>
      <text:p text:style-name="P14"><text:span text:style-name="T3">Sinon si</text:span> <text:span text:style-name="T4">D2</text:span> = 2 <text:span text:style-name="T3">alors</text:span></text:p>
      <text:p text:style-name="P14"><text:tab/>retourner(2)</text:p>
      <text:p text:style-name="P9">Fin si</text:p>
      <text:p text:style-name="P10"/>
      <text:p text:style-name="P11">Si<text:span text:style-name="T5"> remplie</text:span><text:span text:style-name="T9">()</text:span><text:span text:style-name="T5"> </text:span>alors</text:p>
      <text:p text:style-name="P32"><text:tab/>retourner(3)</text:p>
      <text:p text:style-name="P12">Fin si</text:p>
      <text:p text:style-name="P33"/>
      <text:p text:style-name="P33">retourner(0)</text:p>
      <text:p text:style-name="P8">Fin</text:p>
      <text:p text:style-name="P11"><text:soft-page-break/><text:span text:style-name="T7">Fonction</text:span><text:span text:style-name="T5"> </text:span><text:span text:style-name="T6">colonne(PlateauDeJeu, nbJetonVictoire) : Entier</text:span></text:p>
      <text:p text:style-name="P34"/>
      <text:p text:style-name="P8">Variables :</text:p>
      <text:p text:style-name="P33"/>
      <text:p text:style-name="P8">Début :</text:p>
      <text:p text:style-name="P12"><text:span text:style-name="T9"/></text:p>
      <text:p text:style-name="P12">Pour<text:span text:style-name="T5"> uiBoucle</text:span><text:span text:style-name="T8">C </text:span>allant de<text:span text:style-name="T5"> 0 </text:span>à<text:span text:style-name="T5"> n </text:span>faire</text:p>
      <text:p text:style-name="P29"><text:span text:style-name="T10"><text:tab/>tab</text:span><text:span text:style-name="T5">VérifListe</text:span><text:span text:style-name="T9">[0]</text:span><text:span text:style-name="T5"> ← </text:span><text:span text:style-name="T9">3</text:span></text:p>
      <text:p text:style-name="P12"><text:span text:style-name="T5"><text:tab/></text:span>Pour<text:span text:style-name="T5"> uiBoucle</text:span><text:span text:style-name="T8">L</text:span><text:span text:style-name="T5"> </text:span>allant de<text:span text:style-name="T5"> 0 </text:span>à<text:span text:style-name="T5"> m </text:span>faire</text:p>
      <text:p text:style-name="P12"><text:span text:style-name="T5"><text:tab/><text:tab/></text:span>Si<text:span text:style-name="T5"> taille(</text:span><text:span text:style-name="T10">tab</text:span><text:span text:style-name="T5">VérifListe) = nbJetonVictoire </text:span><text:span text:style-name="T34">alors</text:span></text:p>
      <text:p text:style-name="P12"><text:span text:style-name="T5"><text:tab/><text:tab/><text:tab/>retourner(</text:span><text:span text:style-name="T10">tab</text:span><text:span text:style-name="T5">VérifListe[0])</text:span></text:p>
      <text:p text:style-name="P1"><text:span text:style-name="T17"><text:tab/><text:tab/></text:span><text:span text:style-name="T11">Sinon</text:span><text:span text:style-name="T33"> Si</text:span><text:span text:style-name="T17"> </text:span><text:span text:style-name="T18">PlateauDeJeu[</text:span><text:span text:style-name="T17">uiBoucle</text:span><text:span text:style-name="T18">C][uiBoucleL]</text:span><text:span text:style-name="T17"> = </text:span><text:span text:style-name="T23">tab</text:span><text:span text:style-name="T17">VérifListe [0] <text:tab/><text:tab/></text:span><text:span text:style-name="T16">alors</text:span></text:p>
      <text:p text:style-name="P19"><text:span text:style-name="T11"><text:tab/><text:tab/><text:tab/>// </text:span><text:span text:style-name="T14">fonction qui ajoute un élément à la fin d'une liste</text:span></text:p>
      <text:p text:style-name="P3"><text:span text:style-name="T17"><text:tab/><text:tab/><text:tab/></text:span><text:span text:style-name="T22">AjouterFin</text:span><text:span text:style-name="T21">(</text:span><text:span text:style-name="T18"> </text:span><text:span text:style-name="T23">tab</text:span><text:span text:style-name="T17">VérifListe, </text:span><text:span text:style-name="T18">PlateauDeJeu[</text:span><text:span text:style-name="T17">uiBoucle</text:span><text:span text:style-name="T18">C]<text:tab/><text:tab/><text:tab/><text:tab/><text:tab/>[uiBoucleL]</text:span><text:span text:style-name="T21">)</text:span></text:p>
      <text:p text:style-name="P1"><text:span text:style-name="T17"><text:tab/><text:tab/></text:span><text:span text:style-name="T11">Sinon faire</text:span></text:p>
      <text:p text:style-name="P2"><text:span text:style-name="T17"><text:tab/><text:tab/><text:tab/></text:span><text:span text:style-name="T23">tab</text:span><text:span text:style-name="T17">VérifListe ← [</text:span><text:span text:style-name="T18">PlateauDeJeu[</text:span><text:span text:style-name="T17">uiBoucle</text:span><text:span text:style-name="T18">C][uiBoucleL</text:span><text:span text:style-name="T17">]</text:span><text:span text:style-name="T18">]</text:span></text:p>
      <text:p text:style-name="P1"><text:span text:style-name="T17"><text:tab/><text:tab/></text:span><text:span text:style-name="T11">Fin si</text:span></text:p>
      <text:p text:style-name="P1"><text:span text:style-name="T17"><text:tab/></text:span><text:span text:style-name="T11">Fin Pour</text:span></text:p>
      <text:p text:style-name="P2"><text:span text:style-name="T17"><text:tab/></text:span><text:span text:style-name="T23">tab</text:span><text:span text:style-name="T17">VérifListe ← </text:span><text:span text:style-name="T20">[]</text:span></text:p>
      <text:p text:style-name="P27">Fin Pour</text:p>
      <text:p text:style-name="P1"><text:span text:style-name="T17">retourner(</text:span><text:span text:style-name="T19">0</text:span><text:span text:style-name="T17">)</text:span></text:p>
      <text:p text:style-name="P8">Fin</text:p>
      <text:p text:style-name="P8"/>
      <text:p text:style-name="P16"><text:span text:style-name="T11">Fonction </text:span><text:span text:style-name="T29">remplie(): Entier</text:span></text:p>
      <text:p text:style-name="P35"/>
      <text:p text:style-name="P24">Variables :</text:p>
      <text:p text:style-name="P24"/>
      <text:p text:style-name="P24">Début :</text:p>
      <text:p text:style-name="P17"><text:span text:style-name="T30">Pour</text:span><text:span text:style-name="T11"> uiBoucle</text:span><text:span text:style-name="T12">C</text:span><text:span text:style-name="T11"> </text:span><text:span text:style-name="T30">allant de</text:span><text:span text:style-name="T11"> 0 </text:span><text:span text:style-name="T30">à</text:span><text:span text:style-name="T11"> n </text:span><text:span text:style-name="T30">faire</text:span></text:p>
      <text:p text:style-name="P17"><text:span text:style-name="T11"><text:tab/></text:span><text:span text:style-name="T30">Pour</text:span><text:span text:style-name="T11"> uiBoucle</text:span><text:span text:style-name="T12">L</text:span><text:span text:style-name="T11"> </text:span><text:span text:style-name="T30">allant de</text:span><text:span text:style-name="T11"> 0 </text:span><text:span text:style-name="T30">à</text:span><text:span text:style-name="T11"> m </text:span><text:span text:style-name="T30">faire</text:span></text:p>
      <text:p text:style-name="P18"><text:span text:style-name="T11"><text:tab/><text:tab/></text:span><text:span text:style-name="T30">Si</text:span><text:span text:style-name="T11"> PlateauDeJeu[</text:span><text:span text:style-name="T13">uiBoucle</text:span><text:span text:style-name="T11">C][uiBoucleL]</text:span><text:span text:style-name="T12"> = </text:span><text:span text:style-name="T15">0 </text:span><text:span text:style-name="T32">alors</text:span></text:p>
      <text:p text:style-name="P36"><text:tab/><text:tab/><text:tab/>retourner(0)</text:p>
      <text:p text:style-name="P18"><text:span text:style-name="T12"><text:tab/><text:tab/></text:span><text:span text:style-name="T31">Fin si</text:span></text:p>
      <text:p text:style-name="P18"><text:span text:style-name="T12"><text:tab/></text:span><text:span text:style-name="T31">Fin pour</text:span></text:p>
      <text:p text:style-name="P30">Fin pour</text:p>
      <text:p text:style-name="P36">retourner(3)</text:p>
      <text:p text:style-name="P25">Fin</text:p>
      <text:p text:style-name="P36"/>
      <text:p text:style-name="P36"/>
      <text:p text:style-name="P36"/>
      <text:p text:style-name="P39"><text:soft-page-break/><text:span text:style-name="T2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12:10:51.713000000</meta:creation-date>
    <dc:date>2024-01-21T16:29:33.800000000</dc:date>
    <meta:editing-duration>P4DT18H20M21S</meta:editing-duration>
    <meta:editing-cycles>14</meta:editing-cycles>
    <meta:generator>LibreOffice/7.3.2.2$Windows_X86_64 LibreOffice_project/49f2b1bff42cfccbd8f788c8dc32c1c309559be0</meta:generator>
    <meta:document-statistic meta:table-count="0" meta:image-count="0" meta:object-count="0" meta:page-count="3" meta:paragraph-count="64" meta:word-count="203" meta:character-count="1256" meta:non-whitespace-character-count="1069"/>
  </office:meta>
</office:document-meta>
</file>